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fo:font-size="16pt" officeooo:rsid="00142b77" officeooo:paragraph-rsid="00142b77" fo:background-color="#ffffff" style:font-size-asian="16pt" style:font-size-complex="16pt"/>
    </style:style>
    <style:style style:name="P2" style:family="paragraph" style:parent-style-name="Standard">
      <style:text-properties fo:color="#000000" style:font-name="Liberation Serif" officeooo:rsid="0002a035" officeooo:paragraph-rsid="00084a0e"/>
    </style:style>
    <style:style style:name="P3" style:family="paragraph" style:parent-style-name="Standard">
      <style:text-properties fo:color="#000000" officeooo:rsid="00142b77" officeooo:paragraph-rsid="00142b77" fo:background-color="#ffffff"/>
    </style:style>
    <style:style style:name="P4" style:family="paragraph" style:parent-style-name="Standard">
      <style:paragraph-properties style:line-height-at-least="0.503cm"/>
      <style:text-properties fo:color="#000000" style:font-name="Consolas" fo:font-size="10.5pt" fo:font-weight="normal" fo:background-color="#ffffff"/>
    </style:style>
    <style:style style:name="P5" style:family="paragraph" style:parent-style-name="Standard">
      <style:paragraph-properties style:line-height-at-least="0.503cm"/>
      <style:text-properties fo:color="#000000" style:font-name="Consolas" fo:font-size="10.5pt" fo:font-weight="normal" officeooo:rsid="0013115f" officeooo:paragraph-rsid="0013115f" fo:background-color="#ffffff"/>
    </style:style>
    <style:style style:name="P6" style:family="paragraph" style:parent-style-name="Standard">
      <style:paragraph-properties style:line-height-at-least="0.503cm"/>
      <style:text-properties fo:color="#000000" style:font-name="Consolas" fo:font-size="16pt" fo:font-weight="normal" officeooo:rsid="0013115f" officeooo:paragraph-rsid="0013115f" fo:background-color="#ffffff" style:font-size-asian="16pt" style:font-size-complex="16pt"/>
    </style:style>
    <style:style style:name="P7" style:family="paragraph" style:parent-style-name="Standard">
      <style:text-properties style:font-name="Liberation Serif" officeooo:rsid="0000872e" officeooo:paragraph-rsid="0000872e"/>
    </style:style>
    <style:style style:name="P8" style:family="paragraph" style:parent-style-name="Standard">
      <style:text-properties style:font-name="Liberation Serif" fo:font-size="18pt" style:text-underline-style="solid" style:text-underline-width="auto" style:text-underline-color="font-color" officeooo:rsid="0000872e" officeooo:paragraph-rsid="0000872e" style:font-size-asian="18pt" style:font-size-complex="18pt"/>
    </style:style>
    <style:style style:name="P9" style:family="paragraph" style:parent-style-name="Standard">
      <style:text-properties style:font-name="Liberation Serif" fo:font-size="18pt" style:text-underline-style="solid" style:text-underline-width="auto" style:text-underline-color="font-color" officeooo:rsid="0002a035" officeooo:paragraph-rsid="0002a035" style:font-size-asian="18pt" style:font-size-complex="18pt"/>
    </style:style>
    <style:style style:name="P10" style:family="paragraph" style:parent-style-name="Standard">
      <style:text-properties style:font-name="Liberation Serif" fo:font-size="18pt" style:text-underline-style="solid" style:text-underline-width="auto" style:text-underline-color="font-color" officeooo:rsid="00059753" officeooo:paragraph-rsid="00059753" style:font-size-asian="18pt" style:font-size-complex="18pt"/>
    </style:style>
    <style:style style:name="P11" style:family="paragraph" style:parent-style-name="Standard">
      <style:text-properties style:font-name="Liberation Serif" officeooo:rsid="0002a035" officeooo:paragraph-rsid="0002a035"/>
    </style:style>
    <style:style style:name="P12" style:family="paragraph" style:parent-style-name="Standard">
      <style:text-properties style:font-name="Liberation Serif" officeooo:rsid="0002a035" officeooo:paragraph-rsid="0003dd30"/>
    </style:style>
    <style:style style:name="P13" style:family="paragraph" style:parent-style-name="Standard">
      <style:text-properties style:font-name="Liberation Serif" officeooo:rsid="0003dd30" officeooo:paragraph-rsid="0003dd30"/>
    </style:style>
    <style:style style:name="P14" style:family="paragraph" style:parent-style-name="Standard">
      <style:text-properties style:font-name="Liberation Serif" officeooo:paragraph-rsid="00084a0e"/>
    </style:style>
    <style:style style:name="P15" style:family="paragraph" style:parent-style-name="Standard">
      <style:text-properties style:font-name="Liberation Serif" officeooo:rsid="00059753" officeooo:paragraph-rsid="00059753"/>
    </style:style>
    <style:style style:name="P16" style:family="paragraph" style:parent-style-name="Standard">
      <style:text-properties style:font-name="Liberation Serif" fo:font-size="12pt" officeooo:rsid="0005e9e2" officeooo:paragraph-rsid="0005e9e2" style:font-size-asian="12pt" style:font-size-complex="12pt"/>
    </style:style>
    <style:style style:name="P17" style:family="paragraph" style:parent-style-name="Standard">
      <style:text-properties style:font-name="Liberation Serif" officeooo:rsid="00096d6e" officeooo:paragraph-rsid="00096d6e"/>
    </style:style>
    <style:style style:name="P18" style:family="paragraph" style:parent-style-name="Standard">
      <style:text-properties style:font-name="Liberation Serif" officeooo:rsid="000da563" officeooo:paragraph-rsid="000da563"/>
    </style:style>
    <style:style style:name="P19" style:family="paragraph" style:parent-style-name="Standard">
      <style:text-properties style:font-name="Liberation Serif" officeooo:rsid="000f7d26" officeooo:paragraph-rsid="000f7d26"/>
    </style:style>
    <style:style style:name="P20" style:family="paragraph" style:parent-style-name="Standard">
      <style:text-properties style:font-name="Liberation Serif" officeooo:rsid="0010d561" officeooo:paragraph-rsid="0010d561"/>
    </style:style>
    <style:style style:name="P21" style:family="paragraph" style:parent-style-name="Standard">
      <style:text-properties officeooo:rsid="00096d6e" officeooo:paragraph-rsid="00096d6e"/>
    </style:style>
    <style:style style:name="P22" style:family="paragraph" style:parent-style-name="Standard">
      <style:text-properties officeooo:rsid="0013115f" officeooo:paragraph-rsid="0013115f"/>
    </style:style>
    <style:style style:name="P23" style:family="paragraph" style:parent-style-name="Standard">
      <style:text-properties officeooo:rsid="0013115f" officeooo:paragraph-rsid="00142b77"/>
    </style:style>
    <style:style style:name="P24" style:family="paragraph" style:parent-style-name="Standard">
      <style:text-properties fo:font-size="16pt" officeooo:rsid="0013115f" officeooo:paragraph-rsid="0013115f" style:font-size-asian="16pt" style:font-size-complex="16pt"/>
    </style:style>
    <style:style style:name="P25" style:family="paragraph" style:parent-style-name="Standard">
      <style:text-properties fo:font-size="16pt" officeooo:rsid="00142b77" officeooo:paragraph-rsid="00142b77" style:font-size-asian="16pt" style:font-size-complex="16pt"/>
    </style:style>
    <style:style style:name="P26" style:family="paragraph" style:parent-style-name="Standard">
      <style:text-properties fo:font-size="16pt" officeooo:rsid="00207888" officeooo:paragraph-rsid="00207888" style:font-size-asian="16pt" style:font-size-complex="16pt"/>
    </style:style>
    <style:style style:name="P27" style:family="paragraph" style:parent-style-name="Standard">
      <style:text-properties officeooo:rsid="00142b77" officeooo:paragraph-rsid="00142b77"/>
    </style:style>
    <style:style style:name="P28" style:family="paragraph" style:parent-style-name="Standard">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02a035" officeooo:paragraph-rsid="00084a0e" style:font-size-asian="18pt" style:font-size-complex="18pt"/>
    </style:style>
    <style:style style:name="P29" style:family="paragraph" style:parent-style-name="Standard">
      <style:text-properties fo:font-variant="normal" fo:text-transform="none" fo:color="#000000" style:font-name="Liberation Serif" fo:font-size="12pt" fo:letter-spacing="normal" fo:font-style="normal" fo:font-weight="normal" officeooo:rsid="0002a035" officeooo:paragraph-rsid="00084a0e"/>
    </style:style>
    <style:style style:name="P30" style:family="paragraph" style:parent-style-name="Standard">
      <style:text-properties style:font-name="Consolas" fo:font-size="10.5pt" officeooo:rsid="00207888" officeooo:paragraph-rsid="00207888" style:font-size-asian="10.5pt" style:font-size-complex="10.5pt"/>
    </style:style>
    <style:style style:name="P3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3115f" officeooo:paragraph-rsid="0013115f" style:font-size-asian="26pt" style:font-weight-asian="bold" style:font-size-complex="26pt" style:font-weight-complex="bold"/>
    </style:style>
    <style:style style:name="P32" style:family="paragraph" style:parent-style-name="Standard">
      <style:text-properties officeooo:rsid="0000872e" officeooo:paragraph-rsid="0002a035"/>
    </style:style>
    <style:style style:name="P33" style:family="paragraph" style:parent-style-name="Standard">
      <style:text-properties fo:font-size="18pt" style:text-underline-style="solid" style:text-underline-width="auto" style:text-underline-color="font-color" fo:font-weight="bold" officeooo:rsid="0013115f" officeooo:paragraph-rsid="0013115f" style:font-size-asian="18pt" style:font-weight-asian="bold" style:font-size-complex="18pt" style:font-weight-complex="bold"/>
    </style:style>
    <style:style style:name="P34" style:family="paragraph" style:parent-style-name="Standard">
      <style:text-properties fo:font-size="11pt" officeooo:rsid="00142b77" officeooo:paragraph-rsid="00142b77" style:font-size-asian="11pt" style:font-size-complex="11pt"/>
    </style:style>
    <style:style style:name="P35" style:family="paragraph" style:parent-style-name="Standard">
      <style:paragraph-properties fo:text-align="center" style:justify-single-word="false"/>
      <style:text-properties style:font-name="Liberation Serif" fo:font-size="26pt" officeooo:rsid="00069e63" officeooo:paragraph-rsid="00069e63" style:font-size-asian="22.75pt" style:font-size-complex="26pt"/>
    </style:style>
    <style:style style:name="P36" style:family="paragraph" style:parent-style-name="Standard">
      <style:paragraph-properties fo:text-align="start" style:justify-single-word="false"/>
      <style:text-properties style:font-name="Liberation Serif" fo:font-size="13pt" officeooo:rsid="002895c2" officeooo:paragraph-rsid="004742e3" style:font-size-asian="13pt" style:font-size-complex="13pt"/>
    </style:style>
    <style:style style:name="P37" style:family="paragraph" style:parent-style-name="Standard">
      <style:paragraph-properties fo:text-align="start" style:justify-single-word="false"/>
      <style:text-properties style:font-name="Liberation Serif" fo:font-size="13pt" officeooo:rsid="002895c2" officeooo:paragraph-rsid="002895c2" style:font-size-asian="13pt" style:font-size-complex="13pt"/>
    </style:style>
    <style:style style:name="P38" style:family="paragraph" style:parent-style-name="Standard">
      <style:paragraph-properties fo:text-align="start" style:justify-single-word="false"/>
      <style:text-properties style:font-name="Liberation Serif" fo:font-size="11pt" officeooo:rsid="002895c2" officeooo:paragraph-rsid="002895c2" style:font-size-asian="11pt" style:font-size-complex="11pt"/>
    </style:style>
    <style:style style:name="P39" style:family="paragraph" style:parent-style-name="Standard">
      <style:text-properties fo:font-size="10pt" officeooo:rsid="00142b77" officeooo:paragraph-rsid="00142b77" style:font-size-asian="10pt" style:font-size-complex="10pt"/>
    </style:style>
    <style:style style:name="P40" style:family="paragraph" style:parent-style-name="Standard">
      <style:text-properties fo:color="#000000" style:font-name="Consolas" fo:font-size="10.5pt" fo:font-weight="normal" officeooo:paragraph-rsid="0013115f" fo:background-color="#ffffff"/>
    </style:style>
    <style:style style:name="P41" style:family="paragraph" style:parent-style-name="Standard">
      <style:paragraph-properties style:line-height-at-least="0.503cm"/>
      <style:text-properties fo:color="#000000" style:font-name="Consolas" fo:font-size="10.5pt" fo:font-weight="normal" officeooo:paragraph-rsid="0013115f" fo:background-color="#ffffff"/>
    </style:style>
    <style:style style:name="P42" style:family="paragraph" style:parent-style-name="Standard">
      <style:text-properties fo:color="#000000" style:font-name="Consolas" fo:font-size="10.5pt" fo:font-weight="normal" officeooo:paragraph-rsid="00142b77" fo:background-color="#ffffff"/>
    </style:style>
    <style:style style:name="T1" style:family="text">
      <style:text-properties officeooo:rsid="0002a035"/>
    </style:style>
    <style:style style:name="T2" style:family="text">
      <style:text-properties officeooo:rsid="00059753"/>
    </style:style>
    <style:style style:name="T3" style:family="text">
      <style:text-properties officeooo:rsid="0005e9e2"/>
    </style:style>
    <style:style style:name="T4" style:family="text">
      <style:text-properties officeooo:rsid="00084a0e"/>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8" style:family="text">
      <style:text-properties fo:font-variant="normal" fo:text-transform="none" fo:color="#000000" style:font-name="Liberation Serif" fo:font-size="12pt" fo:letter-spacing="normal" style:font-size-asian="12pt" style:font-size-complex="12pt"/>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35d4ad"/>
    </style:style>
    <style:style style:name="T11" style:family="text">
      <style:text-properties officeooo:rsid="0003dd30"/>
    </style:style>
    <style:style style:name="T12" style:family="text">
      <style:text-properties fo:color="#000000"/>
    </style:style>
    <style:style style:name="T13" style:family="text">
      <style:text-properties fo:color="#000000" style:font-name="Liberation Serif" fo:font-size="12pt" style:font-size-asian="12pt" style:font-size-complex="12pt"/>
    </style:style>
    <style:style style:name="T14" style:family="text">
      <style:text-properties officeooo:rsid="000b30d5"/>
    </style:style>
    <style:style style:name="T15" style:family="text">
      <style:text-properties officeooo:rsid="00164779"/>
    </style:style>
    <style:style style:name="T16" style:family="text">
      <style:text-properties officeooo:rsid="001694fe"/>
    </style:style>
    <style:style style:name="T17" style:family="text">
      <style:text-properties officeooo:rsid="0017e498"/>
    </style:style>
    <style:style style:name="T18" style:family="text">
      <style:text-properties style:text-underline-style="solid" style:text-underline-width="auto" style:text-underline-color="font-color"/>
    </style:style>
    <style:style style:name="T19" style:family="text">
      <style:text-properties style:font-name="Liberation Serif" style:text-underline-style="solid" style:text-underline-width="auto" style:text-underline-color="font-color"/>
    </style:style>
    <style:style style:name="T20" style:family="text">
      <style:text-properties style:font-name="Liberation Serif" style:text-underline-style="solid" style:text-underline-width="auto" style:text-underline-color="font-color" officeooo:rsid="001ddbf8"/>
    </style:style>
    <style:style style:name="T21" style:family="text">
      <style:text-properties officeooo:rsid="003acfe3"/>
    </style:style>
    <style:style style:name="T22" style:family="text">
      <style:text-properties officeooo:rsid="0046a114"/>
    </style:style>
    <style:style style:name="T23" style:family="text">
      <style:text-properties officeooo:rsid="004742e3"/>
    </style:style>
    <style:style style:name="T24" style:family="text">
      <style:text-properties officeooo:rsid="004840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Weng Marc <text:span text:style-name="T24">| </text:span><text:span text:style-name="T22">2192252</text:span><text:span text:style-name="T24">0 | </text:span>L2 Info TD1</text:p>
      <text:p text:style-name="P37">Richard Clément <text:span text:style-name="T24">| </text:span><text:span text:style-name="T22">21917563 </text:span><text:span text:style-name="T24">| </text:span><text:span text:style-name="T23">L2 Info TD3</text:span></text:p>
      <text:p text:style-name="P38"/>
      <text:p text:style-name="P35">Rapport Projet Algorithmie des Graphes</text:p>
      <text:p text:style-name="P7"/>
      <text:p text:style-name="P17">Notre <text:span text:style-name="T14">projet est découper en plusieurs fichiers :</text:span></text:p>
      <text:p text:style-name="P17"/>
      <text:p text:style-name="P8"><text:span text:style-name="T1">d</text:span>ata.txt :</text:p>
      <text:p text:style-name="P7"/>
      <text:p text:style-name="P7">Ajout des lignes ‘L’. Chaque ligne stock les stations d’une ligne du métro parisien de la sorte :</text:p>
      <text:p text:style-name="P7">« L numéro_ligne numéro_des_stations » trouvé grâce à un algorithme.</text:p>
      <text:p text:style-name="P7"/>
      <text:p text:style-name="P7">Ajout des lignes ‘T’. Chaque ligne stock les stations terminus d’une ligne du métro parisien de la sorte :</text:p>
      <text:p text:style-name="P7">« T numéro_ligne numéro_des_stations ». <text:span text:style-name="T3">(Cette opération a été faites à la main)</text:span></text:p>
      <text:p text:style-name="P7"/>
      <text:p text:style-name="P7"/>
      <text:p text:style-name="P9">parse.py :</text:p>
      <text:p text:style-name="P11"/>
      <text:p text:style-name="P11">Ouvre le fichier data et effectue les opération en fonction de la première lettre de chaque ligne.</text:p>
      <text:p text:style-name="P11">On transforme chaque ligne en liste puis on rentre ses informations dans différents dictionnaires.</text:p>
      <text:p text:style-name="P11"/>
      <text:p text:style-name="P11"/>
      <text:p text:style-name="P9">graph.py :</text:p>
      <text:p text:style-name="P11"/>
      <text:p text:style-name="P11">Contient les classes Line<text:span text:style-name="T4">()</text:span>, Vertex<text:span text:style-name="T4">()</text:span> et Graph<text:span text:style-name="T4">()</text:span>.</text:p>
      <text:p text:style-name="P11"/>
      <text:p text:style-name="P13">Line<text:span text:style-name="T4">()</text:span> crée les lignes du métro et leur attribut le <text:span text:style-name="T4">nom des lignes</text:span>, les stations de la ligne ainsi que les stations <text:s/>terminus de la ligne.</text:p>
      <text:p text:style-name="P13"/>
      <text:p text:style-name="P13">Vertex<text:span text:style-name="T4">()</text:span> crée les sommets du graphe (les stations) avec leur id, leur nom et les voisins de ceux-ci</text:p>
      <text:p text:style-name="P13"/>
      <text:p text:style-name="P14"><text:span text:style-name="T11">Graph</text:span><text:span text:style-name="T4">()</text:span><text:span text:style-name="T11"> </text:span><text:span text:style-name="T5">introduit la notion d'arête pour chaque sommet</text:span><text:span text:style-name="T12"> </text:span><text:span text:style-name="T2"><text:s/>et Dijkstra (on va s’attarder sur celui ci) :</text:span></text:p>
      <text:p text:style-name="P14"/>
      <text:p text:style-name="P18">dijkstra(self, start_vertex) prend en argument un sommet de départ et il vérifie si ce sommet existe. Puis, regarde tous les sommets voisins afin de vérifier si ils ont été visité (pour l’instant il n’y en a aucun de visité, donc il stock l’intégralité des voisins dans une liste).</text:p>
      <text:p text:style-name="P19">On visite ensuite chacun des voisins dans le graphe, en rajoutant les nouveaux voisins à la liste, et en sauvegardant le chemin au coût le plus faible dans une nouvelle variable variable.</text:p>
      <text:p text:style-name="P20">Quand tous les chemin ont été visité, la liste des sommets voisins est vide donc on arrête Dijkstra et on renvoie le coût minimum et le chemin associé.</text:p>
      <text:p text:style-name="P19"/>
      <text:p text:style-name="P19"/>
      <text:p text:style-name="P19"/>
      <text:p text:style-name="P19"/>
      <text:p text:style-name="P19"/>
      <text:p text:style-name="P19"/>
      <text:p text:style-name="P19"/>
      <text:p text:style-name="P28">loop.py :</text:p>
      <text:p text:style-name="P29"><text:soft-page-break/></text:p>
      <text:p text:style-name="P2"><text:span text:style-name="T10">P</text:span><text:span text:style-name="T9">ossède une fonction pour vérifier si le graphe mis en paramètre est connexe ou non</text:span> </text:p>
      <text:p text:style-name="P12"/>
      <text:p text:style-name="P12"/>
      <text:p text:style-name="P10"><text:span text:style-name="T15">utilities</text:span>.py :</text:p>
      <text:p text:style-name="P15"/>
      <text:p text:style-name="P15">Contient une fonction permettant de vérifier si les sommet ont déjà été visit<text:span text:style-name="T16">é et une autre permettant d’afficher l</text:span><text:span text:style-name="T17">es arguments requis afin de</text:span><text:span text:style-name="T16"> lancer le programme</text:span></text:p>
      <text:p text:style-name="P15"/>
      <text:p text:style-name="P15"/>
      <text:p text:style-name="P9">set.py :</text:p>
      <text:p text:style-name="P11"/>
      <text:p text:style-name="Standard"><text:span text:style-name="Source_20_Text"><text:span text:style-name="T7">new_vertices_edges()</text:span></text:span><text:span text:style-name="T8"> </text:span><text:span text:style-name="T6">crée des classes </text:span><text:span text:style-name="Source_20_Text"><text:span text:style-name="T7">Vertex()</text:span></text:span><text:span text:style-name="T8"> </text:span><text:span text:style-name="T6">vide puis ses sommets sont remplis avec un dico obtenu via </text:span><text:span text:style-name="Source_20_Text"><text:span text:style-name="T7">parse()</text:span></text:span><text:span text:style-name="T6">, pareil pour </text:span><text:span text:style-name="Source_20_Text"><text:span text:style-name="T7">Line()</text:span></text:span><text:span text:style-name="T6">, par contre terminus est une information qui est stocké dans </text:span><text:span text:style-name="Source_20_Text"><text:span text:style-name="T7">Line()</text:span></text:span><text:span text:style-name="T13"> </text:span></text:p>
      <text:p text:style-name="P16"/>
      <text:p text:style-name="P16">new_graph() crée le graph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soft-page-break/>ANNEXE</text:p>
      <text:p text:style-name="P33"/>
      <text:p text:style-name="P21">Ci-<text:span text:style-name="T21">d</text:span>essous , le code :</text:p>
      <text:p text:style-name="P21"/>
      <text:p text:style-name="P27">Ligne ajouter dans data.txt :</text:p>
      <text:p text:style-name="P27"/>
      <text:p text:style-name="P34">L 1 130 102 252 166 258 6 55 127 109 50 77 356 227 173 67 135 331 16 119 295 212 275 328 43 66</text:p>
      <text:p text:style-name="P34">L 2 256 362 56 351 85 204 366 302 246 27 239 5 13 151 339 142 75 21 86 211 284 235 1 12 213</text:p>
      <text:p text:style-name="P34">L 3 251 4 171 264 286 370 189 367 103 327 132 223 289 38 336 309 8 350 312 229 305 285 115 263 114</text:p>
      <text:p text:style-name="P34">L 3bis 279 320 233 116</text:p>
      <text:p text:style-name="P34">L 4 268 337 192 64 14 124 121 65 342 310 375 165 70 73 330 222 323 334 333 208 361 292 95 210 3 262</text:p>
      <text:p text:style-name="P34">L 5 28 29 374 134 270 226 160 143 340 125 122 140 313 219 297 40 17 288 118 329 46 242</text:p>
      <text:p text:style-name="P34">L 6 57 150 30 354 230 26 98 155 45 348 232 209 101 293 96 324 128 83 243 216 62 287 23 97 93 19 236 214</text:p>
      <text:p text:style-name="P34">L 7 152 108 10 277 82 87 300 341 169 63 123 250 44 162 59 224 282 228 255 71 254 345 149 241 49 164 244 352 184 260 266 261 237 161 364 365 363 179</text:p>
      <text:p text:style-name="P34">L 7bis 170 144 31 41 34 248 280 92</text:p>
      <text:p text:style-name="P34">L 8 240 172 35 111 76 156 371 158 138 79 177 225 298 303 32 343 314 107 335 61 18 163 105 296 205 94 200 257 265 167 53 372 186 185 91 90 89</text:p>
      <text:p text:style-name="P34">L 9 253 25 193 271 104 199 197 141 291 157 306 355 139 2 110 332 203 317 133 60 299 304 33 344 315 220 316 369 58 307 215 42 190 269 301 88 181</text:p>
      <text:p text:style-name="P34">L 10 37 36 198 52 201 259 196 373 145 54 11 154 349 99 358 346 174 221 74 195 47 148 117</text:p>
      <text:p text:style-name="P34">L 11 68 136 290 7 311 129 20 283 146 247 357 278 183</text:p>
      <text:p text:style-name="P34">L 12 276 194 191 147 159 0 238 322 217 353 325 175 78 9 338 308 347 294 218 206 106 231 368 360 80 274 81 178</text:p>
      <text:p text:style-name="P34">L 13 319 15 318 48 182 126 272 131 112 180 267 39 153 245 168 326 202 51 137 359 321 100 207 113 234 249 273 187 188 72</text:p>
      <text:p text:style-name="P34">L 14 176 281 69 120 22 84 24</text:p>
      <text:p text:style-name="P34">T 1 130 66</text:p>
      <text:p text:style-name="P34">T 2 256 213</text:p>
      <text:p text:style-name="P34">T 3 251 114</text:p>
      <text:p text:style-name="P34">T 3bis 279 116</text:p>
      <text:p text:style-name="P34">T 4 268 262</text:p>
      <text:p text:style-name="P34">T 5 28 242</text:p>
      <text:p text:style-name="P34">T 6 57 214</text:p>
      <text:p text:style-name="P34">T 7 152 179 363</text:p>
      <text:p text:style-name="P34">T 7bis 170 92</text:p>
      <text:p text:style-name="P34">T 8 240 89</text:p>
      <text:p text:style-name="P34">T 9 253 181</text:p>
      <text:p text:style-name="P34">T 10 37 117</text:p>
      <text:p text:style-name="P34">T 11 68 183</text:p>
      <text:p text:style-name="P34">T 12 276 178</text:p>
      <text:p text:style-name="P34">T 13 319 112 72</text:p>
      <text:p text:style-name="P34">T 14 176 24</text:p>
      <text:p text:style-name="P34"/>
      <text:p text:style-name="P39"/>
      <text:p text:style-name="P39"/>
      <text:p text:style-name="P39"/>
      <text:p text:style-name="P39"/>
      <text:p text:style-name="P39"/>
      <text:p text:style-name="P39"/>
      <text:p text:style-name="P39"/>
      <text:p text:style-name="P39"/>
      <text:p text:style-name="P39"/>
      <text:p text:style-name="P39"/>
      <text:p text:style-name="P23"/>
      <text:p text:style-name="P24"><text:soft-page-break/><text:span text:style-name="T18">set.py</text:span> :</text:p>
      <text:p text:style-name="P22"/>
      <text:p text:style-name="P40">from graph import *</text:p>
      <text:p text:style-name="P40">from parse import *</text:p>
      <text:p text:style-name="P40"/>
      <text:p text:style-name="P40">def new_vertices_edges_lines(graphID, file):</text:p>
      <text:p text:style-name="P40"><text:s text:c="4"/>"""Create a list of new vertices, edges, lines</text:p>
      <text:p text:style-name="P40"><text:s text:c="4"/></text:p>
      <text:p text:style-name="P40"><text:s text:c="4"/>Keyword arguments:</text:p>
      <text:p text:style-name="P40"><text:s text:c="4"/>graphID -- type int which is add for vertices data</text:p>
      <text:p text:style-name="P40"><text:s text:c="4"/>file <text:s text:c="3"/>-- the path of a file with data</text:p>
      <text:p text:style-name="P40"/>
      <text:p text:style-name="P40"><text:s text:c="4"/>Return value:</text:p>
      <text:p text:style-name="P40"><text:s text:c="4"/>--&gt; - list of object of class Vertex()</text:p>
      <text:p text:style-name="P40"><text:s text:c="8"/>- edges with dictionary format </text:p>
      <text:p text:style-name="P40"><text:s text:c="4"/>"""</text:p>
      <text:p text:style-name="P40"><text:s text:c="4"/>temp, edges, temp2, temp3 = parse(file) </text:p>
      <text:p text:style-name="P40"/>
      <text:p text:style-name="P40"><text:s text:c="4"/>vertices = [Vertex() for i in range (len(temp))]</text:p>
      <text:p text:style-name="P40"><text:s text:c="4"/>lines = [Line() for i in range (len(temp2))]</text:p>
      <text:p text:style-name="P40"/>
      <text:p text:style-name="P40"><text:s text:c="4"/>i = 0</text:p>
      <text:p text:style-name="P40"/>
      <text:p text:style-name="P40"><text:s text:c="4"/>for id, name in temp.items():</text:p>
      <text:p text:style-name="P40"><text:s text:c="8"/>vertices[i].set_graph(graphID)</text:p>
      <text:p text:style-name="P40"><text:s text:c="8"/>vertices[i].set_id(id)</text:p>
      <text:p text:style-name="P40"><text:s text:c="8"/>vertices[i].set_name(name)</text:p>
      <text:p text:style-name="P40"/>
      <text:p text:style-name="P40"><text:s text:c="8"/>i += 1</text:p>
      <text:p text:style-name="P40"><text:s text:c="4"/></text:p>
      <text:p text:style-name="P40"><text:s text:c="4"/>j = 0</text:p>
      <text:p text:style-name="P40"/>
      <text:p text:style-name="P40"><text:s text:c="4"/>for name, list in temp2.items():</text:p>
      <text:p text:style-name="P40"><text:s text:c="8"/>lines[j].set_name(name)</text:p>
      <text:p text:style-name="P40"><text:s text:c="8"/>lines[j].set_stations(list)</text:p>
      <text:p text:style-name="P40"/>
      <text:p text:style-name="P40"><text:s text:c="8"/>j += 1</text:p>
      <text:p text:style-name="P40"/>
      <text:p text:style-name="P40"><text:s text:c="4"/>for vertex in vertices:</text:p>
      <text:p text:style-name="P40"><text:s text:c="8"/>for line in lines:</text:p>
      <text:p text:style-name="P40"><text:s text:c="12"/>for id in line.stations:</text:p>
      <text:p text:style-name="P40"><text:s text:c="16"/>if (id == vertex.get_id()):</text:p>
      <text:p text:style-name="P40"><text:s text:c="20"/>vertex.set_line(line)</text:p>
      <text:p text:style-name="P40"/>
      <text:p text:style-name="P40"><text:s text:c="4"/>for list_vertex_id in temp3.values():</text:p>
      <text:p text:style-name="P40"><text:s text:c="8"/>for vertex in vertices:</text:p>
      <text:p text:style-name="P40"><text:s text:c="12"/>for vertex_id in list_vertex_id:</text:p>
      <text:p text:style-name="P40"><text:s text:c="16"/>if (vertex.get_id() == vertex_id):</text:p>
      <text:p text:style-name="P40"><text:s text:c="20"/>list_vertex_id[list_vertex_id.index(vertex_id)] = vertex</text:p>
      <text:p text:style-name="P40"/>
      <text:p text:style-name="P40"><text:s text:c="4"/>for name, list_station in temp3.items():</text:p>
      <text:p text:style-name="P40"><text:s text:c="8"/>for i in range (len(lines)):</text:p>
      <text:p text:style-name="P40"><text:s text:c="12"/>if (lines[i].name == name):</text:p>
      <text:p text:style-name="P40"><text:s text:c="16"/>for vertex in list_station:</text:p>
      <text:p text:style-name="P40"><text:s text:c="20"/>lines[i].set_terminus(list_station)</text:p>
      <text:p text:style-name="P40"/>
      <text:p text:style-name="P40"><text:s text:c="4"/>return vertices, edges</text:p>
      <text:p text:style-name="P40"/>
      <text:p text:style-name="P40"><text:soft-page-break/>def new_graph(id, file):</text:p>
      <text:p text:style-name="P40"><text:s text:c="4"/>"""Create a graph</text:p>
      <text:p text:style-name="P40"><text:s text:c="4"/></text:p>
      <text:p text:style-name="P40"><text:s text:c="4"/>Keyword arguments:</text:p>
      <text:p text:style-name="P40"><text:s text:c="4"/>id <text:s text:c="2"/>-- type int for the id of the new graph</text:p>
      <text:p text:style-name="P40"><text:s text:c="4"/>file -- the path of a file with data</text:p>
      <text:p text:style-name="P40"/>
      <text:p text:style-name="P40"><text:s text:c="4"/>Return value:</text:p>
      <text:p text:style-name="P40"><text:s text:c="4"/>--&gt; object of class Graph()</text:p>
      <text:p text:style-name="P40"><text:s text:c="4"/>"""</text:p>
      <text:p text:style-name="P40"/>
      <text:p text:style-name="P40"><text:s text:c="4"/>vertices, edges = new_vertices_edges_lines(id, file)</text:p>
      <text:p text:style-name="P40"/>
      <text:p text:style-name="P40"><text:s text:c="4"/>new_graph = Graph(id)</text:p>
      <text:p text:style-name="P40"/>
      <text:p text:style-name="P40"><text:s text:c="4"/>for vertex in vertices:</text:p>
      <text:p text:style-name="P40"><text:s text:c="8"/>new_graph.add_vertex(vertex)</text:p>
      <text:p text:style-name="P40"><text:s text:c="4"/></text:p>
      <text:p text:style-name="P40"><text:s text:c="4"/>for vertices_couple, time in edges.items():</text:p>
      <text:p text:style-name="P40"><text:s text:c="8"/>vertex1, vertex2 = vertices_couple</text:p>
      <text:p text:style-name="P40"><text:s text:c="8"/>new_graph.add_edge(vertex1, vertex2)</text:p>
      <text:p text:style-name="P40"><text:s text:c="8"/>new_graph.add_edge_value(vertices_couple, time)</text:p>
      <text:p text:style-name="P40"/>
      <text:p text:style-name="P40"><text:s text:c="4"/>return new_graph</text:p>
      <text:p text:style-name="P4"/>
      <text:p text:style-name="P4"/>
      <text:p text:style-name="P6"><text:span text:style-name="T19">parse.py</text:span> :</text:p>
      <text:p text:style-name="P6"/>
      <text:p text:style-name="P41">def parse(file):</text:p>
      <text:p text:style-name="P41"><text:s text:c="4"/>"""Parse from a file</text:p>
      <text:p text:style-name="P41"><text:s text:c="4"/></text:p>
      <text:p text:style-name="P41"><text:s text:c="4"/>Keyword arguments:</text:p>
      <text:p text:style-name="P41"><text:s text:c="4"/>file -- the path of a file with data</text:p>
      <text:p text:style-name="P41"/>
      <text:p text:style-name="P41"><text:s text:c="4"/>Return value:</text:p>
      <text:p text:style-name="P41"><text:s text:c="4"/>--&gt; 4 dictionaries : - vertices {id : name}</text:p>
      <text:p text:style-name="P41"><text:s text:c="25"/>- edges <text:s text:c="3"/>{[first_vertex, second_vertex] : cost}</text:p>
      <text:p text:style-name="P41"><text:s text:c="25"/>- lines <text:s text:c="3"/>{name : [vertices]}</text:p>
      <text:p text:style-name="P41"><text:s text:c="25"/>- terminus {name : [vertices]}</text:p>
      <text:p text:style-name="P41"><text:s text:c="4"/>"""</text:p>
      <text:p text:style-name="P41"/>
      <text:p text:style-name="P41"><text:s text:c="4"/>vertices = dict()</text:p>
      <text:p text:style-name="P41"><text:s text:c="4"/>edges = dict()</text:p>
      <text:p text:style-name="P41"><text:s text:c="4"/>ligne = dict()</text:p>
      <text:p text:style-name="P41"><text:s text:c="4"/>terminus = dict()</text:p>
      <text:p text:style-name="P41"/>
      <text:p text:style-name="P41"><text:s text:c="4"/>with open(file, 'r') as data:</text:p>
      <text:p text:style-name="P41"><text:s text:c="8"/>for line in data:</text:p>
      <text:p text:style-name="P41"><text:s text:c="12"/>if (line.startswith('#')):</text:p>
      <text:p text:style-name="P41"><text:s text:c="16"/>continue</text:p>
      <text:p text:style-name="P41"><text:s text:c="12"/>elif (line.startswith('V')):</text:p>
      <text:p text:style-name="P41"><text:s text:c="16"/>name, number = parse_vertex(line)</text:p>
      <text:p text:style-name="P41"><text:s text:c="16"/>vertices[number] = name</text:p>
      <text:p text:style-name="P41"><text:soft-page-break/><text:s text:c="12"/>elif (line.startswith('E')):</text:p>
      <text:p text:style-name="P41"><text:s text:c="16"/>vertex1, vertex2, time = parse_edge(line)</text:p>
      <text:p text:style-name="P41"><text:s text:c="16"/>edges[(vertex1, vertex2)] = time</text:p>
      <text:p text:style-name="P41"><text:s text:c="12"/>elif (line.startswith('L')):</text:p>
      <text:p text:style-name="P41"><text:s text:c="16"/>number = parse_line(line)</text:p>
      <text:p text:style-name="P41"><text:s text:c="16"/>ligne[number[0]] = number[1:]</text:p>
      <text:p text:style-name="P41"><text:s text:c="12"/>elif (line.startswith('T')):</text:p>
      <text:p text:style-name="P41"><text:s text:c="16"/>number = parse_terminus(line)</text:p>
      <text:p text:style-name="P41"><text:s text:c="16"/>terminus[number[0]] = number[1:]</text:p>
      <text:p text:style-name="P41"><text:s text:c="12"/>else:</text:p>
      <text:p text:style-name="P41"><text:s text:c="16"/>continue</text:p>
      <text:p text:style-name="P41"><text:s text:c="12"/></text:p>
      <text:p text:style-name="P41"><text:s text:c="4"/>return vertices, edges, ligne, terminus</text:p>
      <text:p text:style-name="P41"/>
      <text:p text:style-name="P41">def parse_vertex(string):</text:p>
      <text:p text:style-name="P41"><text:s text:c="4"/>buff = string.split(" ")</text:p>
      <text:p text:style-name="P41"><text:s text:c="4"/>number = int(buff[1])</text:p>
      <text:p text:style-name="P41"><text:s text:c="4"/>name = ""</text:p>
      <text:p text:style-name="P41"/>
      <text:p text:style-name="P41"><text:s text:c="4"/>for i in range(2, len(buff)):</text:p>
      <text:p text:style-name="P41"><text:s text:c="8"/>name = name + " " + buff[i]</text:p>
      <text:p text:style-name="P41"><text:s text:c="4"/></text:p>
      <text:p text:style-name="P41"><text:s text:c="4"/>name = name[:-1].rstrip().lstrip()</text:p>
      <text:p text:style-name="P41"><text:s text:c="4"/>name = rename(name).lower()</text:p>
      <text:p text:style-name="P41"><text:s text:c="4"/></text:p>
      <text:p text:style-name="P41"><text:s text:c="4"/>return name, number</text:p>
      <text:p text:style-name="P41"/>
      <text:p text:style-name="P41">def parse_edge(string):</text:p>
      <text:p text:style-name="P41"><text:s text:c="4"/>buff = string.split(" ")</text:p>
      <text:p text:style-name="P41"><text:s text:c="4"/>vertex1 = int(buff[1])</text:p>
      <text:p text:style-name="P41"><text:s text:c="4"/>vertex2 = int(buff[2])</text:p>
      <text:p text:style-name="P41"><text:s text:c="4"/>time = int(buff[3])</text:p>
      <text:p text:style-name="P41"/>
      <text:p text:style-name="P41"><text:s text:c="4"/>return vertex1, vertex2, time</text:p>
      <text:p text:style-name="P41"/>
      <text:p text:style-name="P41">def parse_line(string):</text:p>
      <text:p text:style-name="P41"><text:s text:c="4"/>buff = string.split(" ")</text:p>
      <text:p text:style-name="P41"><text:s text:c="4"/>del buff[0] <text:s/></text:p>
      <text:p text:style-name="P41"><text:s text:c="4"/>tmp = buff[-1]</text:p>
      <text:p text:style-name="P41"><text:s text:c="4"/>if (tmp[-1] == '\n'):</text:p>
      <text:p text:style-name="P41"><text:s text:c="8"/>del buff[-1]</text:p>
      <text:p text:style-name="P41"><text:s text:c="8"/>buff.append(tmp[:-1])</text:p>
      <text:p text:style-name="P41"/>
      <text:p text:style-name="P41"><text:s text:c="4"/>for i in range (1, len(buff)):</text:p>
      <text:p text:style-name="P41"><text:s text:c="8"/>buff[i] = int(buff[i])</text:p>
      <text:p text:style-name="P41"/>
      <text:p text:style-name="P41"><text:s text:c="4"/>return buff</text:p>
      <text:p text:style-name="P41"/>
      <text:p text:style-name="P41">def parse_terminus(string):</text:p>
      <text:p text:style-name="P41"><text:s text:c="4"/>buff = string.split(" ")</text:p>
      <text:p text:style-name="P41"><text:s text:c="4"/>del buff[0]</text:p>
      <text:p text:style-name="P41"><text:soft-page-break/><text:s text:c="4"/>tmp = buff[-1]</text:p>
      <text:p text:style-name="P41"><text:s text:c="4"/>if (tmp[-1] == '\n'):</text:p>
      <text:p text:style-name="P41"><text:s text:c="8"/>del buff[-1]</text:p>
      <text:p text:style-name="P41"><text:s text:c="8"/>buff.append(tmp[:-1])</text:p>
      <text:p text:style-name="P41"/>
      <text:p text:style-name="P41"><text:s text:c="4"/>for i in range (1, len(buff)):</text:p>
      <text:p text:style-name="P41"><text:s text:c="8"/>buff[i] = int(buff[i])</text:p>
      <text:p text:style-name="P41"><text:s text:c="4"/></text:p>
      <text:p text:style-name="P41"><text:s text:c="4"/>return buff</text:p>
      <text:p text:style-name="P41"><text:s text:c="4"/></text:p>
      <text:p text:style-name="P41">def rename(name):</text:p>
      <text:p text:style-name="P41"><text:s text:c="4"/>name = name.replace('Ã©', 'e').replace('Ã‰', 'E').replace('Ã¨', 'e').replace('Ã§', 'c').replace('Ã¢', 'a').replace('Ã´', 'o').replace('Ãª', 'e').replace('Ã®', 'i').replace('é', 'e').replace('è', 'e').replace('à', 'a').replace('â', 'a').replace('ê', 'e').replace('û', 'u').replace('î', 'i').replace('ô', 'o').replace('ç', 'c').replace('ù', 'u').replace('À', 'A').replace('É', 'E').replace('È', 'E').replace('Ç', 'C')</text:p>
      <text:p text:style-name="P41"><text:s text:c="4"/>return name</text:p>
      <text:p text:style-name="P6"/>
      <text:p text:style-name="P6"><text:span text:style-name="T20">utilities</text:span><text:span text:style-name="T19">.py</text:span> :</text:p>
      <text:p text:style-name="P5"/>
      <text:p text:style-name="P41">def print_usage():</text:p>
      <text:p text:style-name="P41"><text:s text:c="4"/>print("\n <text:s/># USAGE\n"</text:p>
      <text:p text:style-name="P41"><text:s text:c="9"/>" Itinéraire :\n"</text:p>
      <text:p text:style-name="P41"><text:s text:c="9"/>" python main.py &lt;Nom du fichier de donnée&gt; &lt;Nom du station de départ&gt; &lt;Nom du station d'arrivé&gt;\n")</text:p>
      <text:p text:style-name="P41"/>
      <text:p text:style-name="P41">def is_connected(graph):</text:p>
      <text:p text:style-name="P41"><text:s text:c="8"/>visited = dict.fromkeys(graph.vertices.values())</text:p>
      <text:p text:style-name="P41"><text:s text:c="8"/>visited = graph.DFS(visited, list(graph.vertices.values())[0])</text:p>
      <text:p text:style-name="P41"/>
      <text:p text:style-name="P41"><text:s text:c="8"/>if (visited == graph.len_vertices()):</text:p>
      <text:p text:style-name="P41"><text:s text:c="12"/>return True</text:p>
      <text:p text:style-name="P41"><text:s text:c="8"/>else:</text:p>
      <text:p text:style-name="P41"><text:s text:c="12"/>return False</text:p>
      <text:p text:style-name="P5"/>
      <text:p text:style-name="P4"/>
      <text:p text:style-name="P1"><text:span text:style-name="T19">graph.py</text:span> :</text:p>
      <text:p text:style-name="P3"/>
      <text:p text:style-name="P42">class Line(object):</text:p>
      <text:p text:style-name="P42"><text:s text:c="4"/>"""Une ligne de métro contenenant le nom de la ligne et les ID des sommets qu'il possède"""</text:p>
      <text:p text:style-name="P42"/>
      <text:p text:style-name="P42"><text:s text:c="4"/>def __init__(self, name = "", stations_list = [], terminus_list = []) -&gt; None:</text:p>
      <text:p text:style-name="P42"><text:s text:c="8"/>self.name = name</text:p>
      <text:p text:style-name="P42"><text:s text:c="8"/>self.stations = stations_list</text:p>
      <text:p text:style-name="P42"><text:s text:c="8"/>self.terminus = terminus_list</text:p>
      <text:p text:style-name="P42"/>
      <text:p text:style-name="P42"><text:s text:c="4"/>def get_name(self):</text:p>
      <text:p text:style-name="P42"><text:s text:c="8"/>return self.name</text:p>
      <text:p text:style-name="P42"/>
      <text:p text:style-name="P42"><text:soft-page-break/><text:s text:c="4"/>def get_stations(self):</text:p>
      <text:p text:style-name="P42"><text:s text:c="8"/>return self.stations</text:p>
      <text:p text:style-name="P42"/>
      <text:p text:style-name="P42"><text:s text:c="4"/>def get_terminus(self):</text:p>
      <text:p text:style-name="P42"><text:s text:c="8"/>return self.terminus</text:p>
      <text:p text:style-name="P42"/>
      <text:p text:style-name="P42"><text:s text:c="4"/>def set_name(self, name):</text:p>
      <text:p text:style-name="P42"><text:s text:c="8"/>self.name = name</text:p>
      <text:p text:style-name="P42"/>
      <text:p text:style-name="P42"><text:s text:c="4"/>def set_stations(self, stations_list):</text:p>
      <text:p text:style-name="P42"><text:s text:c="8"/>self.stations = stations_list</text:p>
      <text:p text:style-name="P42"/>
      <text:p text:style-name="P42"><text:s text:c="4"/>def set_terminus(self, terminus_list):</text:p>
      <text:p text:style-name="P42"><text:s text:c="8"/>self.terminus = terminus_list</text:p>
      <text:p text:style-name="P42"/>
      <text:p text:style-name="P42"><text:s text:c="4"/>def add_terminus(self, station):</text:p>
      <text:p text:style-name="P42"><text:s text:c="8"/>"""Add a terminus</text:p>
      <text:p text:style-name="P42"><text:s text:c="8"/></text:p>
      <text:p text:style-name="P42"><text:s text:c="8"/>Keyword arguments:</text:p>
      <text:p text:style-name="P42"><text:s text:c="8"/>station -- an object of class Vertex(), terminus of the line</text:p>
      <text:p text:style-name="P42"><text:s text:c="8"/>"""</text:p>
      <text:p text:style-name="P42"/>
      <text:p text:style-name="P42"><text:s text:c="8"/>self.terminus.append(station)</text:p>
      <text:p text:style-name="P42"><text:s text:c="8"/></text:p>
      <text:p text:style-name="P42">class Vertex(object):</text:p>
      <text:p text:style-name="P42"><text:s text:c="4"/>"""Un sommet d'un graphe"""</text:p>
      <text:p text:style-name="P42"/>
      <text:p text:style-name="P42"><text:s text:c="4"/>def __init__(self, graph = -1, id = -1, name = "") -&gt; None:</text:p>
      <text:p text:style-name="P42"><text:s text:c="8"/>self.graph = graph</text:p>
      <text:p text:style-name="P42"><text:s text:c="8"/>self.id = id</text:p>
      <text:p text:style-name="P42"><text:s text:c="8"/>self.name = name</text:p>
      <text:p text:style-name="P42"><text:s text:c="8"/>self.neighbors = []</text:p>
      <text:p text:style-name="P42"><text:s text:c="8"/>self.line = None</text:p>
      <text:p text:style-name="P42"/>
      <text:p text:style-name="P42"><text:s text:c="4"/>def __str__(self):</text:p>
      <text:p text:style-name="P42"><text:s text:c="8"/>return "Graph : {} | ID : {} | Name : {} | Ligne : {}".format(self.graph, self.id, self.name, self.line.name)</text:p>
      <text:p text:style-name="P42"/>
      <text:p text:style-name="P42"><text:s text:c="4"/>def get_graph(self):</text:p>
      <text:p text:style-name="P42"><text:s text:c="8"/>return self.graph</text:p>
      <text:p text:style-name="P42"/>
      <text:p text:style-name="P42"><text:s text:c="4"/>def get_id(self):</text:p>
      <text:p text:style-name="P42"><text:s text:c="8"/>return self.id</text:p>
      <text:p text:style-name="P42"><text:s text:c="4"/></text:p>
      <text:p text:style-name="P42"><text:s text:c="4"/>def get_name(self):</text:p>
      <text:p text:style-name="P42"><text:s text:c="8"/>return self.name</text:p>
      <text:p text:style-name="P42"/>
      <text:p text:style-name="P42"><text:s text:c="4"/>#TODO modifier get_neighbors() pour une liste de voisin, et déplacer la version actuelle pour un print()</text:p>
      <text:p text:style-name="P42"><text:s text:c="4"/>def get_neighbors(self):</text:p>
      <text:p text:style-name="P42"><text:s text:c="8"/>return [{vertex.id : vertex.name} for vertex in self.neighbors]</text:p>
      <text:p text:style-name="P42"/>
      <text:p text:style-name="P42"><text:s text:c="4"/>def get_line(self):</text:p>
      <text:p text:style-name="P42"><text:s text:c="8"/>return self.line</text:p>
      <text:p text:style-name="P42"/>
      <text:p text:style-name="P42"><text:s text:c="4"/>def set_graph(self, graph):</text:p>
      <text:p text:style-name="P42"><text:s text:c="8"/>self.graph = graph</text:p>
      <text:p text:style-name="P42"/>
      <text:p text:style-name="P42"><text:s text:c="4"/>def set_id(self, id):</text:p>
      <text:p text:style-name="P42"><text:soft-page-break/><text:s text:c="8"/>self.id = id</text:p>
      <text:p text:style-name="P42"><text:s text:c="4"/></text:p>
      <text:p text:style-name="P42"><text:s text:c="4"/>def set_name(self, name):</text:p>
      <text:p text:style-name="P42"><text:s text:c="8"/>self.name = name</text:p>
      <text:p text:style-name="P42"/>
      <text:p text:style-name="P42"><text:s text:c="4"/>def set_neighbors(self, list):</text:p>
      <text:p text:style-name="P42"><text:s text:c="8"/>self.neighbors = list</text:p>
      <text:p text:style-name="P42"/>
      <text:p text:style-name="P42"><text:s text:c="4"/>def set_line(self,newline):</text:p>
      <text:p text:style-name="P42"><text:s text:c="8"/>self.line = newline</text:p>
      <text:p text:style-name="P42"/>
      <text:p text:style-name="P42"><text:s text:c="4"/>def add_neighbor(self, neighbor):</text:p>
      <text:p text:style-name="P42"><text:s text:c="8"/>"""Add a neighbor</text:p>
      <text:p text:style-name="P42"><text:s text:c="8"/></text:p>
      <text:p text:style-name="P42"><text:s text:c="8"/>Keyword arguments:</text:p>
      <text:p text:style-name="P42"><text:s text:c="8"/>neighbor -- an object of class Vertex(), neighbor of vertex</text:p>
      <text:p text:style-name="P42"><text:s text:c="8"/>"""</text:p>
      <text:p text:style-name="P42"/>
      <text:p text:style-name="P42"><text:s text:c="8"/>if (neighbor not in self.neighbors):</text:p>
      <text:p text:style-name="P42"><text:s text:c="12"/>self.neighbors.append(neighbor)</text:p>
      <text:p text:style-name="P42"/>
      <text:p text:style-name="P42">class Graph(object):</text:p>
      <text:p text:style-name="P42"><text:s text:c="4"/>"""Un graphe simple"""</text:p>
      <text:p text:style-name="P42"/>
      <text:p text:style-name="P42"><text:s text:c="4"/>def __init__(self, id = -1) -&gt; None:</text:p>
      <text:p text:style-name="P42"><text:s text:c="8"/>self.id = id</text:p>
      <text:p text:style-name="P42"><text:s text:c="8"/>self.vertices = dict()</text:p>
      <text:p text:style-name="P42"><text:s text:c="8"/>self.edges = dict()</text:p>
      <text:p text:style-name="P42"><text:s text:c="8"/>self.edges_value = dict()</text:p>
      <text:p text:style-name="P42"/>
      <text:p text:style-name="P42"><text:s text:c="4"/>def get_id(self):</text:p>
      <text:p text:style-name="P42"><text:s text:c="8"/>return self.id</text:p>
      <text:p text:style-name="P42"><text:s text:c="4"/></text:p>
      <text:p text:style-name="P42"><text:s text:c="4"/>def get_vertices(self):</text:p>
      <text:p text:style-name="P42"><text:s text:c="8"/>return self.vertices</text:p>
      <text:p text:style-name="P42"/>
      <text:p text:style-name="P42"><text:s text:c="4"/>def get_edges(self):</text:p>
      <text:p text:style-name="P42"><text:s text:c="8"/>return self.edges</text:p>
      <text:p text:style-name="P42"/>
      <text:p text:style-name="P42"><text:s text:c="4"/>def get_edges_value(self):</text:p>
      <text:p text:style-name="P42"><text:s text:c="8"/>return self.edges_value</text:p>
      <text:p text:style-name="P42"><text:s text:c="4"/></text:p>
      <text:p text:style-name="P42"><text:s text:c="4"/>def set_id(self, id):</text:p>
      <text:p text:style-name="P42"><text:s text:c="8"/>self.id = id</text:p>
      <text:p text:style-name="P42"/>
      <text:p text:style-name="P42"><text:s text:c="4"/>def set_vertices(self, vertices):</text:p>
      <text:p text:style-name="P42"><text:s text:c="8"/>self.vertices = vertices</text:p>
      <text:p text:style-name="P42"><text:s text:c="4"/></text:p>
      <text:p text:style-name="P42"><text:s text:c="4"/>def set_edges(self, edges):</text:p>
      <text:p text:style-name="P42"><text:s text:c="8"/>self.edges = edges</text:p>
      <text:p text:style-name="P42"><text:s text:c="4"/></text:p>
      <text:p text:style-name="P42"><text:s text:c="4"/>def set_edges_value(self, edges_value):</text:p>
      <text:p text:style-name="P42"><text:s text:c="8"/>self.edges_value = edges_value</text:p>
      <text:p text:style-name="P42"/>
      <text:p text:style-name="P42"><text:s text:c="4"/>def len_vertices(self):</text:p>
      <text:p text:style-name="P42"><text:s text:c="8"/>return len(self.vertices)</text:p>
      <text:p text:style-name="P42"/>
      <text:p text:style-name="P42"><text:s text:c="4"/>def len_edges(self):</text:p>
      <text:p text:style-name="P42"><text:s text:c="8"/>return len(self.edges)</text:p>
      <text:p text:style-name="P42"><text:soft-page-break/></text:p>
      <text:p text:style-name="P42"><text:s text:c="4"/>def len_edges_value(self):</text:p>
      <text:p text:style-name="P42"><text:s text:c="8"/>return len(self.edges_value)</text:p>
      <text:p text:style-name="P42"/>
      <text:p text:style-name="P42"><text:s text:c="4"/>def add_vertex(self, vertex):</text:p>
      <text:p text:style-name="P42"><text:s text:c="8"/>"""Add a vertex.</text:p>
      <text:p text:style-name="P42"/>
      <text:p text:style-name="P42"><text:s text:c="8"/>Keyword arguments:</text:p>
      <text:p text:style-name="P42"><text:s text:c="8"/>vertex -- an object of class Vertex()</text:p>
      <text:p text:style-name="P42"/>
      <text:p text:style-name="P42"><text:s text:c="8"/>Return value:</text:p>
      <text:p text:style-name="P42"><text:s text:c="8"/>--&gt; True if successful</text:p>
      <text:p text:style-name="P42"><text:s text:c="8"/>--&gt; False if failed</text:p>
      <text:p text:style-name="P42"><text:s text:c="8"/>"""</text:p>
      <text:p text:style-name="P42"/>
      <text:p text:style-name="P42"><text:s text:c="8"/>if (isinstance(vertex, Vertex) and vertex not in self.vertices.values()):</text:p>
      <text:p text:style-name="P42"><text:s text:c="12"/>self.vertices[vertex.id] = vertex</text:p>
      <text:p text:style-name="P42"><text:s text:c="12"/>return True</text:p>
      <text:p text:style-name="P42"><text:s text:c="8"/>else:</text:p>
      <text:p text:style-name="P42"><text:s text:c="12"/>return False</text:p>
      <text:p text:style-name="P42"/>
      <text:p text:style-name="P42"><text:s text:c="4"/>def find_vertex(self, id):</text:p>
      <text:p text:style-name="P42"><text:s text:c="8"/>"""Find an object of class Vertex().</text:p>
      <text:p text:style-name="P42"><text:s text:c="8"/></text:p>
      <text:p text:style-name="P42"><text:s text:c="8"/>Keyword arguments:</text:p>
      <text:p text:style-name="P42"><text:s text:c="8"/>id -- type int of the vertex sought</text:p>
      <text:p text:style-name="P42"/>
      <text:p text:style-name="P42"><text:s text:c="8"/>Return value:</text:p>
      <text:p text:style-name="P42"><text:s text:c="8"/>--&gt; object class Vertex()</text:p>
      <text:p text:style-name="P42"><text:s text:c="8"/>"""</text:p>
      <text:p text:style-name="P42"/>
      <text:p text:style-name="P42"><text:s text:c="8"/>for vertex in self.vertices.values():</text:p>
      <text:p text:style-name="P42"><text:s text:c="12"/>if (vertex.get_id() == id):</text:p>
      <text:p text:style-name="P42"><text:s text:c="16"/>return vertex</text:p>
      <text:p text:style-name="P42"/>
      <text:p text:style-name="P42"><text:s text:c="4"/>def find_couple(self, vertex1, vertex2):</text:p>
      <text:p text:style-name="P42"><text:s text:c="8"/>"""Find a couple of two class Vertex().</text:p>
      <text:p text:style-name="P42"><text:s text:c="8"/></text:p>
      <text:p text:style-name="P42"><text:s text:c="8"/>Keyword arguments:</text:p>
      <text:p text:style-name="P42"><text:s text:c="8"/>first_vertex <text:s/>-- an object of class Vertex()</text:p>
      <text:p text:style-name="P42"><text:s text:c="8"/>second_vertex -- an object of class Vertex()</text:p>
      <text:p text:style-name="P42"/>
      <text:p text:style-name="P42"><text:s text:c="8"/>Return value:</text:p>
      <text:p text:style-name="P42"><text:s text:c="8"/>--&gt; tuple of 2 object of class Vertex()</text:p>
      <text:p text:style-name="P42"><text:s text:c="8"/>--&gt; 0 if couple didn't find</text:p>
      <text:p text:style-name="P42"><text:s text:c="8"/>"""</text:p>
      <text:p text:style-name="P42"/>
      <text:p text:style-name="P42"><text:s text:c="8"/>if (vertex1 in self.vertices and vertex2 in self.vertices):</text:p>
      <text:p text:style-name="P42"><text:s text:c="12"/>new_vertex1 = self.vertices[vertex1]</text:p>
      <text:p text:style-name="P42"><text:s text:c="12"/>new_vertex2 = self.vertices[vertex2]</text:p>
      <text:p text:style-name="P42"><text:s text:c="12"/>return new_vertex1, new_vertex2</text:p>
      <text:p text:style-name="P42"><text:s text:c="8"/>else:</text:p>
      <text:p text:style-name="P42"><text:s text:c="12"/>return 0</text:p>
      <text:p text:style-name="P42"/>
      <text:p text:style-name="P42"><text:s text:c="4"/>def find_edge(self, couple):</text:p>
      <text:p text:style-name="P42"><text:s text:c="8"/>"""Find an edge.</text:p>
      <text:p text:style-name="P42"/>
      <text:p text:style-name="P42"><text:s text:c="8"/>Keyword arguments:</text:p>
      <text:p text:style-name="P42"><text:soft-page-break/><text:s text:c="8"/>couple -- tuple of 2 object of class Vertex()</text:p>
      <text:p text:style-name="P42"/>
      <text:p text:style-name="P42"><text:s text:c="8"/>Return value</text:p>
      <text:p text:style-name="P42"><text:s text:c="8"/>--&gt; type int of id of edge found</text:p>
      <text:p text:style-name="P42"><text:s text:c="8"/>--&gt; -2 if edge didn't found</text:p>
      <text:p text:style-name="P42"><text:s text:c="8"/>--&gt; -3 if more than one edge was found</text:p>
      <text:p text:style-name="P42"><text:s text:c="8"/>--&gt; -1 otherwise</text:p>
      <text:p text:style-name="P42"><text:s text:c="8"/>"""</text:p>
      <text:p text:style-name="P42"/>
      <text:p text:style-name="P42"><text:s text:c="8"/>temp = []</text:p>
      <text:p text:style-name="P42"><text:s text:c="8"/>if (isinstance(couple, tuple)):</text:p>
      <text:p text:style-name="P42"><text:s text:c="12"/>vertex1, vertex2 = couple</text:p>
      <text:p text:style-name="P42"><text:s text:c="12"/>if (isinstance(vertex1, Vertex) and isinstance(vertex2, Vertex)):</text:p>
      <text:p text:style-name="P42"><text:s text:c="16"/>for key, value in self.edges.items():</text:p>
      <text:p text:style-name="P42"><text:s text:c="20"/>if (vertex1 not in value or vertex2 not in value):</text:p>
      <text:p text:style-name="P42"><text:s text:c="24"/>continue</text:p>
      <text:p text:style-name="P42"><text:s text:c="20"/>else:</text:p>
      <text:p text:style-name="P42"><text:s text:c="24"/>temp.append(key)</text:p>
      <text:p text:style-name="P42"/>
      <text:p text:style-name="P42"><text:s text:c="16"/>if (len(temp) == 0): <text:s text:c="3"/># Cas où il n'y a pas d'arete trouvé</text:p>
      <text:p text:style-name="P42"><text:s text:c="20"/>return -2</text:p>
      <text:p text:style-name="P42"><text:s text:c="16"/>elif (len(temp) &gt; 1): <text:s text:c="2"/># Cas où il y a plusieurs aretes trouvés possèdant les mêmes sommets</text:p>
      <text:p text:style-name="P42"><text:s text:c="20"/>return -3</text:p>
      <text:p text:style-name="P42"><text:s text:c="16"/>else:</text:p>
      <text:p text:style-name="P42"><text:s text:c="20"/>return temp[0]</text:p>
      <text:p text:style-name="P42"><text:s text:c="12"/>else:</text:p>
      <text:p text:style-name="P42"><text:s text:c="16"/>return -1</text:p>
      <text:p text:style-name="P42"><text:s text:c="8"/>else:</text:p>
      <text:p text:style-name="P42"><text:s text:c="12"/>return -1</text:p>
      <text:p text:style-name="P42"><text:s text:c="12"/></text:p>
      <text:p text:style-name="P42"><text:s text:c="4"/>def add_edge(self, vertex1, vertex2):</text:p>
      <text:p text:style-name="P42"><text:s text:c="8"/>"""Add an edge.</text:p>
      <text:p text:style-name="P42"/>
      <text:p text:style-name="P42"><text:s text:c="8"/>Keyword arguments:</text:p>
      <text:p text:style-name="P42"><text:s text:c="8"/>first_vertex -- an object of class Vertex()</text:p>
      <text:p text:style-name="P42"><text:s text:c="8"/>second_vertex -- an object of class Vertex()</text:p>
      <text:p text:style-name="P42"/>
      <text:p text:style-name="P42"><text:s text:c="8"/>Return value:</text:p>
      <text:p text:style-name="P42"><text:s text:c="8"/>--&gt; True if successful</text:p>
      <text:p text:style-name="P42"><text:s text:c="8"/>--&gt; False if failed</text:p>
      <text:p text:style-name="P42"><text:s text:c="8"/>"""</text:p>
      <text:p text:style-name="P42"/>
      <text:p text:style-name="P42"><text:s text:c="8"/>couple = self.find_couple(vertex1, vertex2)</text:p>
      <text:p text:style-name="P42"/>
      <text:p text:style-name="P42"><text:s text:c="8"/>if (couple and self.find_edge(couple) == -2):</text:p>
      <text:p text:style-name="P42"><text:s text:c="12"/>new_vertex1, new_vertex2 = couple</text:p>
      <text:p text:style-name="P42"><text:s text:c="12"/>self.edges[len(self.edges)] = [new_vertex1, new_vertex2]</text:p>
      <text:p text:style-name="P42"><text:s text:c="12"/>new_vertex1.add_neighbor(new_vertex2)</text:p>
      <text:p text:style-name="P42"><text:s text:c="12"/>new_vertex2.add_neighbor(new_vertex1)</text:p>
      <text:p text:style-name="P42"><text:s text:c="12"/>return True</text:p>
      <text:p text:style-name="P42"><text:s text:c="8"/>else:</text:p>
      <text:p text:style-name="P42"><text:s text:c="12"/>return False</text:p>
      <text:p text:style-name="P42"/>
      <text:p text:style-name="P42"><text:s text:c="4"/>def add_edge_value(self, couple, time):</text:p>
      <text:p text:style-name="P42"><text:s text:c="8"/>"""Add the value of edge.</text:p>
      <text:p text:style-name="P42"><text:s text:c="8"/></text:p>
      <text:p text:style-name="P42"><text:s text:c="8"/>Keyword arguments:</text:p>
      <text:p text:style-name="P42"><text:soft-page-break/><text:s text:c="8"/>couple -- tuple of 2 object of class Vertex()</text:p>
      <text:p text:style-name="P42"><text:s text:c="8"/>time <text:s text:c="2"/>-- value of the edge</text:p>
      <text:p text:style-name="P42"/>
      <text:p text:style-name="P42"><text:s text:c="8"/>Return value:</text:p>
      <text:p text:style-name="P42"><text:s text:c="8"/>--&gt; True if successful</text:p>
      <text:p text:style-name="P42"><text:s text:c="8"/>--&gt; False if failed</text:p>
      <text:p text:style-name="P42"><text:s text:c="8"/>"""</text:p>
      <text:p text:style-name="P42"/>
      <text:p text:style-name="P42"><text:s text:c="8"/>temp = []</text:p>
      <text:p text:style-name="P42"><text:s text:c="8"/>if (isinstance(couple, tuple)):</text:p>
      <text:p text:style-name="P42"><text:s text:c="12"/>new_vertex1, new_vertex2 = couple</text:p>
      <text:p text:style-name="P42"/>
      <text:p text:style-name="P42"><text:s text:c="12"/>new_vertex1 = self.find_vertex(new_vertex1)</text:p>
      <text:p text:style-name="P42"><text:s text:c="12"/>new_vertex2 = self.find_vertex(new_vertex2)</text:p>
      <text:p text:style-name="P42"/>
      <text:p text:style-name="P42"><text:s text:c="12"/>for key, value in self.edges.items():</text:p>
      <text:p text:style-name="P42"><text:s text:c="16"/>if (new_vertex1 not in value or new_vertex2 not in value):</text:p>
      <text:p text:style-name="P42"><text:s text:c="20"/>continue</text:p>
      <text:p text:style-name="P42"><text:s text:c="16"/>else:</text:p>
      <text:p text:style-name="P42"><text:s text:c="20"/>new_couple = new_vertex1, new_vertex2</text:p>
      <text:p text:style-name="P42"><text:s text:c="20"/>index = self.find_edge(new_couple)</text:p>
      <text:p text:style-name="P42"/>
      <text:p text:style-name="P42"><text:s text:c="20"/>if (index &lt; 0):</text:p>
      <text:p text:style-name="P42"><text:s text:c="24"/>return False</text:p>
      <text:p text:style-name="P42"><text:s text:c="20"/>else:</text:p>
      <text:p text:style-name="P42"><text:s text:c="24"/>self.edges_value[index] = time</text:p>
      <text:p text:style-name="P42"><text:s text:c="24"/>return True</text:p>
      <text:p text:style-name="P42"><text:s text:c="8"/>else:</text:p>
      <text:p text:style-name="P42"><text:s text:c="12"/>return False</text:p>
      <text:p text:style-name="P42"/>
      <text:p text:style-name="P42"><text:s text:c="4"/>def find_edge_value(self, couple):</text:p>
      <text:p text:style-name="P42"><text:s text:c="8"/>"""Find the value of an edge.</text:p>
      <text:p text:style-name="P42"><text:s text:c="8"/></text:p>
      <text:p text:style-name="P42"><text:s text:c="8"/>Keyword arguments:</text:p>
      <text:p text:style-name="P42"><text:s text:c="8"/>couple -- tuple of 2 object of class Vertex()</text:p>
      <text:p text:style-name="P42"/>
      <text:p text:style-name="P42"><text:s text:c="8"/>Return value:</text:p>
      <text:p text:style-name="P42"><text:s text:c="8"/>--&gt; the value of the edge</text:p>
      <text:p text:style-name="P42"><text:s text:c="8"/>--&gt; -1 if the edge was not found</text:p>
      <text:p text:style-name="P42"><text:s text:c="8"/>"""</text:p>
      <text:p text:style-name="P42"/>
      <text:p text:style-name="P42"><text:s text:c="8"/>id = self.find_edge(couple)</text:p>
      <text:p text:style-name="P42"/>
      <text:p text:style-name="P42"><text:s text:c="8"/>if (id &lt; 0):</text:p>
      <text:p text:style-name="P42"><text:s text:c="12"/>return -1</text:p>
      <text:p text:style-name="P42"><text:s text:c="8"/>else:</text:p>
      <text:p text:style-name="P42"><text:s text:c="12"/>return self.edges_value.get(id)</text:p>
      <text:p text:style-name="P42"/>
      <text:p text:style-name="P42"><text:s text:c="4"/>def DFS(self, visited, vertex):</text:p>
      <text:p text:style-name="P42"><text:s text:c="8"/>"""Depth First Search Recursive.</text:p>
      <text:p text:style-name="P42"/>
      <text:p text:style-name="P42"><text:s text:c="8"/>Keyword arguments:</text:p>
      <text:p text:style-name="P42"><text:s text:c="8"/>visited -- a list of discovered vertex</text:p>
      <text:p text:style-name="P42"><text:s text:c="8"/>vertex <text:s/>-- an object of class Vertex()</text:p>
      <text:p text:style-name="P42"><text:s text:c="8"/>"""</text:p>
      <text:p text:style-name="P42"/>
      <text:p text:style-name="P42"><text:s text:c="8"/>visited[vertex] = "discovered"</text:p>
      <text:p text:style-name="P42"><text:s text:c="8"/>for neighbor in vertex.neighbors:</text:p>
      <text:p text:style-name="P42"><text:s text:c="12"/>if (visited[neighbor] is None):</text:p>
      <text:p text:style-name="P42"><text:soft-page-break/><text:s text:c="16"/>self.DFS(visited, neighbor)</text:p>
      <text:p text:style-name="P42"/>
      <text:p text:style-name="P42"><text:s text:c="8"/>return len([vertex for vertex, discovered in visited.items() if discovered == "discovered"])</text:p>
      <text:p text:style-name="P42"/>
      <text:p text:style-name="P42"><text:s text:c="4"/>def dijkstra(self, start_vertex):</text:p>
      <text:p text:style-name="P42"><text:s text:c="8"/>"""Dijkstra Algorithm.</text:p>
      <text:p text:style-name="P42"><text:s text:c="8"/></text:p>
      <text:p text:style-name="P42"><text:s text:c="8"/>Keyword arguments:</text:p>
      <text:p text:style-name="P42"><text:s text:c="8"/>start_vertex -- an object of class Vertex()</text:p>
      <text:p text:style-name="P42"/>
      <text:p text:style-name="P42"><text:s text:c="8"/>Return value:</text:p>
      <text:p text:style-name="P42"><text:s text:c="8"/>--&gt; two dictionaries : - minimum cost from the start vertex for each vertex</text:p>
      <text:p text:style-name="P42"><text:s text:c="31"/>- the cost from vertex for their previous vertex</text:p>
      <text:p text:style-name="P42"><text:s text:c="8"/>--&gt; -1 if failed</text:p>
      <text:p text:style-name="P42"><text:s text:c="8"/>"""</text:p>
      <text:p text:style-name="P42"/>
      <text:p text:style-name="P42"><text:s text:c="8"/>if (isinstance(start_vertex, Vertex)):</text:p>
      <text:p text:style-name="P42"><text:s text:c="12"/>if (start_vertex not in self.vertices.values()):</text:p>
      <text:p text:style-name="P42"><text:s text:c="16"/>return -1</text:p>
      <text:p text:style-name="P42"><text:s text:c="12"/>else:</text:p>
      <text:p text:style-name="P42"><text:s text:c="16"/>unvisited = [vertex for vertex in self.vertices.values()]</text:p>
      <text:p text:style-name="P42"><text:s text:c="16"/>min_path = dict()</text:p>
      <text:p text:style-name="P42"><text:s text:c="16"/>previous_vertex_cost = dict()</text:p>
      <text:p text:style-name="P42"><text:s text:c="16"/>final_pre_vertex_cost = dict()</text:p>
      <text:p text:style-name="P42"><text:s text:c="16"/>min_path[start_vertex] = 0</text:p>
      <text:p text:style-name="P42"><text:s text:c="16"/>actual_cost = 0</text:p>
      <text:p text:style-name="P42"/>
      <text:p text:style-name="P42"><text:s text:c="16"/>for vertex in unvisited:</text:p>
      <text:p text:style-name="P42"><text:s text:c="20"/>previous_vertex_cost[vertex] = 2048, start_vertex </text:p>
      <text:p text:style-name="P42"/>
      <text:p text:style-name="P42"><text:s text:c="16"/>previous_vertex_cost[start_vertex] = 0, start_vertex</text:p>
      <text:p text:style-name="P42"><text:s text:c="16"/>final_pre_vertex_cost[start_vertex] = 0, start_vertex</text:p>
      <text:p text:style-name="P42"/>
      <text:p text:style-name="P42"><text:s text:c="16"/>while (unvisited):</text:p>
      <text:p text:style-name="P42"><text:s text:c="20"/>for vertex in min_path:</text:p>
      <text:p text:style-name="P42"><text:s text:c="24"/>for neighbor in vertex.neighbors:</text:p>
      <text:p text:style-name="P42"><text:s text:c="28"/>if (neighbor in unvisited and neighbor not in min_path):</text:p>
      <text:p text:style-name="P42"><text:s text:c="32"/>if (neighbor not in previous_vertex_cost):</text:p>
      <text:p text:style-name="P42"><text:s text:c="36"/>previous_vertex_cost[neighbor] = actual_cost + self.find_edge_value((vertex, neighbor)), vertex</text:p>
      <text:p text:style-name="P42"><text:s text:c="32"/>else:</text:p>
      <text:p text:style-name="P42"><text:s text:c="36"/>if (previous_vertex_cost[neighbor][0] &gt; actual_cost + self.find_edge_value((vertex, neighbor))):</text:p>
      <text:p text:style-name="P42"><text:s text:c="40"/>previous_vertex_cost[neighbor] = actual_cost + self.find_edge_value((vertex, neighbor)), vertex</text:p>
      <text:p text:style-name="P42"><text:s text:c="36"/>else:</text:p>
      <text:p text:style-name="P42"><text:s text:c="40"/>continue</text:p>
      <text:p text:style-name="P42"><text:s text:c="28"/>else:</text:p>
      <text:p text:style-name="P42"><text:s text:c="32"/>continue</text:p>
      <text:p text:style-name="P42"><text:s text:c="20"/></text:p>
      <text:p text:style-name="P42"><text:s text:c="20"/>actual_cost = list(previous_vertex_cost.values())[0][0]</text:p>
      <text:p text:style-name="P42"><text:s text:c="20"/>min_vertex = list(previous_vertex_cost.keys())[0]</text:p>
      <text:p text:style-name="P42"/>
      <text:p text:style-name="P42"><text:s text:c="20"/>for vertex, values in previous_vertex_cost.items():</text:p>
      <text:p text:style-name="P42"><text:s text:c="24"/>cost, pre_vertex = values</text:p>
      <text:p text:style-name="P42"><text:soft-page-break/><text:s text:c="24"/>if (cost &lt; actual_cost):</text:p>
      <text:p text:style-name="P42"><text:s text:c="28"/>actual_cost = cost</text:p>
      <text:p text:style-name="P42"><text:s text:c="28"/>min_vertex = vertex</text:p>
      <text:p text:style-name="P42"/>
      <text:p text:style-name="P42"><text:s text:c="20"/>min_path[min_vertex] = actual_cost</text:p>
      <text:p text:style-name="P42"><text:s text:c="20"/>final_pre_vertex_cost[min_vertex] = previous_vertex_cost.get(min_vertex)</text:p>
      <text:p text:style-name="P42"><text:s text:c="20"/>unvisited.remove(list(min_path.keys())[-1])</text:p>
      <text:p text:style-name="P42"><text:s text:c="20"/>previous_vertex_cost.pop(min_vertex)</text:p>
      <text:p text:style-name="P42"/>
      <text:p text:style-name="P42"><text:s text:c="16"/>return min_path, final_pre_vertex_cost</text:p>
      <text:p text:style-name="P42"><text:s text:c="8"/>else:</text:p>
      <text:p text:style-name="P42"><text:s text:c="12"/>return -1</text:p>
      <text:p text:style-name="P42"/>
      <text:p text:style-name="P42"><text:s text:c="4"/>def min_path(self, departure, arrived):</text:p>
      <text:p text:style-name="P42"><text:s text:c="8"/>"""Search the path and the cost.</text:p>
      <text:p text:style-name="P42"><text:s text:c="8"/></text:p>
      <text:p text:style-name="P42"><text:s text:c="8"/>Keyword arguments:</text:p>
      <text:p text:style-name="P42"><text:s text:c="8"/>departure -- an object of class Vertex()</text:p>
      <text:p text:style-name="P42"><text:s text:c="8"/>arrived <text:s text:c="2"/>-- an object of class Vertex()</text:p>
      <text:p text:style-name="P42"/>
      <text:p text:style-name="P42"><text:s text:c="8"/>Return value:</text:p>
      <text:p text:style-name="P42"><text:s text:c="8"/>--&gt; the path (type of list) and the cost (type of int) from departure to arrival</text:p>
      <text:p text:style-name="P42"><text:s text:c="8"/>"""</text:p>
      <text:p text:style-name="P42"/>
      <text:p text:style-name="P42"><text:s text:c="8"/>all_path_cost, final_path = self.dijkstra(departure)</text:p>
      <text:p text:style-name="P42"/>
      <text:p text:style-name="P42"><text:s text:c="8"/>for vertex, cost in all_path_cost.items():</text:p>
      <text:p text:style-name="P42"><text:s text:c="12"/>if (vertex == arrived):</text:p>
      <text:p text:style-name="P42"><text:s text:c="16"/>time = int(cost / 60) + 1</text:p>
      <text:p text:style-name="P42"><text:s text:c="16"/>break</text:p>
      <text:p text:style-name="P42"/>
      <text:p text:style-name="P42"><text:s text:c="8"/>path = []</text:p>
      <text:p text:style-name="P42"><text:s text:c="8"/>path.append(arrived)</text:p>
      <text:p text:style-name="P42"/>
      <text:p text:style-name="P42"><text:s text:c="8"/>while (departure not in path):</text:p>
      <text:p text:style-name="P42"><text:s text:c="12"/>for final_vertex, couple in final_path.items():</text:p>
      <text:p text:style-name="P42"><text:s text:c="16"/>if (path[-1] == final_vertex):</text:p>
      <text:p text:style-name="P42"><text:s text:c="20"/>path.append(couple[1])</text:p>
      <text:p text:style-name="P42"><text:s text:c="8"/></text:p>
      <text:p text:style-name="P42"><text:s text:c="8"/>path.reverse()</text:p>
      <text:p text:style-name="P42"/>
      <text:p text:style-name="P42"><text:s text:c="8"/>if (path[0].name == path[1].name):</text:p>
      <text:p text:style-name="P42"><text:s text:c="12"/>sec_to_min = int(self.find_edge_value((path[0],path[1]))/60)</text:p>
      <text:p text:style-name="P42"><text:s text:c="12"/>time -= sec_to_min</text:p>
      <text:p text:style-name="P42"><text:s text:c="12"/>path.pop(0)</text:p>
      <text:p text:style-name="P42"/>
      <text:p text:style-name="P42"><text:s text:c="8"/>return path, time</text:p>
      <text:p text:style-name="P42"/>
      <text:p text:style-name="P42"><text:s text:c="4"/>def travel(self, departure, arrived):</text:p>
      <text:p text:style-name="P42"><text:s text:c="8"/>"""Print travel text.</text:p>
      <text:p text:style-name="P42"><text:s text:c="8"/></text:p>
      <text:p text:style-name="P42"><text:s text:c="8"/>Keyword arguments:</text:p>
      <text:p text:style-name="P42"><text:s text:c="8"/>departure -- an object of class Vertex()</text:p>
      <text:p text:style-name="P42"><text:s text:c="8"/>arrived <text:s text:c="2"/>-- an object of class Vertex()</text:p>
      <text:p text:style-name="P42"><text:s text:c="8"/>"""</text:p>
      <text:p text:style-name="P42"/>
      <text:p text:style-name="P42"><text:s text:c="8"/>path, time = self.min_path(departure, arrived)</text:p>
      <text:p text:style-name="P42"><text:soft-page-break/><text:s text:c="8"/>text = ""</text:p>
      <text:p text:style-name="P42"/>
      <text:p text:style-name="P42"><text:s text:c="8"/>text = text + "- Départ : " + path[0].name.title() + ".\n"</text:p>
      <text:p text:style-name="P42"/>
      <text:p text:style-name="P42"><text:s text:c="8"/>if (path[0].name == path[1].name):</text:p>
      <text:p text:style-name="P42"><text:s text:c="12"/>if (path[1].line.stations.index(path[1].id) - path[2].line.stations.index(path[2].id) &gt; 0):</text:p>
      <text:p text:style-name="P42"><text:s text:c="16"/>text = text + "- Prenez la ligne " + path[1].line.name.title() + " direction " + path[1].line.terminus[0].name.title() + ".\n"</text:p>
      <text:p text:style-name="P42"><text:s text:c="12"/>elif (path[1].line.stations.index(path[1].id) - path[2].line.stations.index(path[2].id) &lt; 0):</text:p>
      <text:p text:style-name="P42"><text:s text:c="16"/>text = text + "- Prenez la ligne " + path[1].line.name.title() + " direction " + path[1].line.terminus[1].name.title() + ".\n"</text:p>
      <text:p text:style-name="P42"><text:s text:c="12"/>else:</text:p>
      <text:p text:style-name="P42"><text:s text:c="16"/>return 0</text:p>
      <text:p text:style-name="P42"/>
      <text:p text:style-name="P42"><text:s text:c="12"/>for i in range (1, len(path)-1):</text:p>
      <text:p text:style-name="P42"><text:s text:c="16"/>if (path[i].name == path[i+1].name):</text:p>
      <text:p text:style-name="P42"><text:s text:c="20"/>if (path[i+1].line.stations.index(path[i+1].id) - path[i+2].line.stations.index(path[i+2].id) &gt; 0):</text:p>
      <text:p text:style-name="P42"><text:s text:c="24"/>text = text + "- À " + path[i].name.title() + ", changez et prenez la ligne " + path[i+1].line.name.title() + " direction " + path[i+1].line.terminus[0].name.title() + ".\n"</text:p>
      <text:p text:style-name="P42"><text:s text:c="20"/>elif (path[i+1].line.stations.index(path[i+1].id) - path[i+2].line.stations.index(path[i+2].id) &lt; 0):</text:p>
      <text:p text:style-name="P42"><text:s text:c="24"/>text = text + "- À " + path[i].name.title() + ", changez et prenez la ligne " + path[i+1].line.name.title() + " direction " + path[i+1].line.terminus[1].name.title() + ".\n"</text:p>
      <text:p text:style-name="P42"><text:s text:c="8"/>elif (path[0].name != path[1].name):</text:p>
      <text:p text:style-name="P42"><text:s text:c="12"/>if (path[0].line.stations.index(path[0].id) - path[1].line.stations.index(path[1].id) &gt; 0):</text:p>
      <text:p text:style-name="P42"><text:s text:c="16"/>text = text + "- Prenez la ligne " + path[1].line.name.title() + " direction " + path[1].line.terminus[0].name.title() + ".\n"</text:p>
      <text:p text:style-name="P42"><text:s text:c="12"/>elif (path[0].line.stations.index(path[0].id) - path[1].line.stations.index(path[1].id) &lt; 0):</text:p>
      <text:p text:style-name="P42"><text:s text:c="16"/>text = text + "- Prenez la ligne " + path[0].line.name.title() + " direction " + path[0].line.terminus[0].name.title() + ".\n"</text:p>
      <text:p text:style-name="P42"><text:s text:c="12"/>else:</text:p>
      <text:p text:style-name="P42"><text:s text:c="16"/>return 0</text:p>
      <text:p text:style-name="P42"/>
      <text:p text:style-name="P42"><text:s text:c="12"/>for i in range (len(path)-1):</text:p>
      <text:p text:style-name="P42"><text:s text:c="16"/>if (path[i].name == path[i+1].name):</text:p>
      <text:p text:style-name="P42"><text:s text:c="20"/>if (path[i+1].line.stations.index(path[i+1].id) - path[i+2].line.stations.index(path[i+2].id) &gt; 0):</text:p>
      <text:p text:style-name="P42"><text:s text:c="24"/>text = text + "- À " + path[i].name.title() + ", changez et prenez la ligne " + path[i+1].line.name.title() + " direction " + path[i+1].line.terminus[0].name.title() + ".\n"</text:p>
      <text:p text:style-name="P42"><text:s text:c="20"/>elif (path[i+1].line.stations.index(path[i+1].id) - path[i+2].line.stations.index(path[i+2].id) &lt; 0):</text:p>
      <text:p text:style-name="P42"><text:s text:c="24"/>text = text + "- À " + path[i].name.title() + ", changez et prenez la ligne " + path[i+1].line.name.title() + " direction " + path[i+1].line.terminus[1].name.title() + ".\n"</text:p>
      <text:p text:style-name="P42"/>
      <text:p text:style-name="P42"><text:s text:c="8"/>text = text + "- Vous devriez arriver à " + arrived.name.title() + " dans " + str(time) + " minutes."</text:p>
      <text:p text:style-name="P42"><text:soft-page-break/></text:p>
      <text:p text:style-name="P42"><text:s text:c="8"/>print(text)</text:p>
      <text:p text:style-name="P42"/>
      <text:p text:style-name="P42"><text:s text:c="4"/>def print_vertices(self):</text:p>
      <text:p text:style-name="P42"><text:s text:c="8"/>for vertex in self.vertices.values():</text:p>
      <text:p text:style-name="P42"><text:s text:c="12"/>print(vertex)</text:p>
      <text:p text:style-name="P42"/>
      <text:p text:style-name="P42"><text:s text:c="4"/>def print_neighbors(self):</text:p>
      <text:p text:style-name="P42"><text:s text:c="8"/>for vertex in self.vertices.values():</text:p>
      <text:p text:style-name="P42"><text:s text:c="12"/>print(vertex)</text:p>
      <text:p text:style-name="P42"><text:s text:c="12"/>print("--&gt;", vertex.get_neighbors())</text:p>
      <text:p text:style-name="P3"/>
      <text:p text:style-name="P3"/>
      <text:p text:style-name="P1"><text:span text:style-name="T19">main.py</text:span> :</text:p>
      <text:p text:style-name="P1"/>
      <text:p text:style-name="P42">import sys</text:p>
      <text:p text:style-name="P42"/>
      <text:p text:style-name="P42">from set import *</text:p>
      <text:p text:style-name="P42">from utilities import *</text:p>
      <text:p text:style-name="P42"/>
      <text:p text:style-name="P42">if __name__ == "__main__":</text:p>
      <text:p text:style-name="P42"><text:s text:c="4"/>if (len(sys.argv) != 4):</text:p>
      <text:p text:style-name="P42"><text:s text:c="8"/>print("error : missing command line arguments (expected 3) given", len(sys.argv)-1)</text:p>
      <text:p text:style-name="P42"><text:s text:c="8"/>print_usage()</text:p>
      <text:p text:style-name="P42"><text:s text:c="8"/>exit(1)</text:p>
      <text:p text:style-name="P42"><text:s text:c="4"/>else:</text:p>
      <text:p text:style-name="P42"><text:s text:c="8"/>file = sys.argv[1]</text:p>
      <text:p text:style-name="P42"><text:s text:c="8"/>departure_name = sys.argv[2]</text:p>
      <text:p text:style-name="P42"><text:s text:c="8"/>arrived_name = sys.argv[3]</text:p>
      <text:p text:style-name="P42"/>
      <text:p text:style-name="P42"><text:s text:c="8"/>departure_name = rename(departure_name).lower()</text:p>
      <text:p text:style-name="P42"><text:s text:c="8"/>arrived_name = rename(arrived_name).lower()</text:p>
      <text:p text:style-name="P42"/>
      <text:p text:style-name="P42"><text:s text:c="8"/>graph = new_graph(1, file)</text:p>
      <text:p text:style-name="P42"/>
      <text:p text:style-name="P42"><text:s text:c="8"/>for vertex in graph.vertices.values():</text:p>
      <text:p text:style-name="P42"><text:s text:c="12"/>if (departure_name == vertex.get_name()):</text:p>
      <text:p text:style-name="P42"><text:s text:c="16"/>departure = vertex</text:p>
      <text:p text:style-name="P42"><text:s text:c="12"/>elif (arrived_name == vertex.get_name()):</text:p>
      <text:p text:style-name="P42"><text:s text:c="16"/>arrived = vertex</text:p>
      <text:p text:style-name="P42"/>
      <text:p text:style-name="P42"><text:s text:c="8"/>if (is_connected(graph)):</text:p>
      <text:p text:style-name="P42"><text:s text:c="12"/>graph.travel(departure, arrived)</text:p>
      <text:p text:style-name="P42"><text:s text:c="8"/>else:</text:p>
      <text:p text:style-name="P42"><text:s text:c="12"/>print("Graph is not connected")</text:p>
      <text:p text:style-name="P42"><text:s text:c="12"/>exit(1)</text:p>
      <text:p text:style-name="P42"/>
      <text:p text:style-name="P42"><text:s text:c="8"/>exit(0)</text:p>
      <text:p text:style-name="P25"/>
      <text:p text:style-name="P25"/>
      <text:p text:style-name="P25"/>
      <text:p text:style-name="P25"/>
      <text:p text:style-name="P25"/>
      <text:p text:style-name="P25"/>
      <text:p text:style-name="P26"><text:soft-page-break/><text:span text:style-name="T19">Makefile</text:span> :</text:p>
      <text:p text:style-name="P26"/>
      <text:p text:style-name="P30">##</text:p>
      <text:p text:style-name="P30"># Metro-Boulot-Dodo</text:p>
      <text:p text:style-name="P30">#</text:p>
      <text:p text:style-name="P30"/>
      <text:p text:style-name="P30">run:</text:p>
      <text:p text:style-name="P30"><text:tab/>python3 main.py data.txt 'Arts et Métiers' 'Porte de Vincennes'</text:p>
      <text:p text:style-name="P30"><text:tab/>python3 main.py data.txt 'Crimée' 'Gare du Nord'</text:p>
      <text:p text:style-name="P30"/>
      <text:p text:style-name="P30">clean:</text:p>
      <text:p text:style-name="P30"><text:tab/>rm -rf __pycache__</text:p>
      <text:p text:style-name="P30"/>
      <text:p text:style-name="P30">#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5e9e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15:49:02.859000000</meta:creation-date>
    <dc:date>2022-04-25T13:12:17.787977555</dc:date>
    <meta:editing-duration>PT1H18M55S</meta:editing-duration>
    <meta:editing-cycles>47</meta:editing-cycles>
    <meta:generator>LibreOffice/6.4.7.2$Linux_X86_64 LibreOffice_project/40$Build-2</meta:generator>
    <meta:document-statistic meta:table-count="0" meta:image-count="0" meta:object-count="0" meta:page-count="17" meta:paragraph-count="618" meta:word-count="2993" meta:character-count="25033" meta:non-whitespace-character-count="17446"/>
  </office:meta>
</office:document-meta>
</file>